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0065312134.png" manifest:media-type="image/png"/>
  <manifest:file-entry manifest:full-path="Pictures/1000000000000675000004D8E71CA52A.png" manifest:media-type="image/png"/>
  <manifest:file-entry manifest:full-path="Pictures/100000000000032000000258BA875082.png" manifest:media-type="image/png"/>
  <manifest:file-entry manifest:full-path="Pictures/1000000000000320000002585C39BAEF.png" manifest:media-type="image/png"/>
  <manifest:file-entry manifest:full-path="Pictures/1000000000000320000002582C51995A.png" manifest:media-type="image/png"/>
  <manifest:file-entry manifest:full-path="Pictures/100000000000032000000258217E47D0.png" manifest:media-type="image/png"/>
  <manifest:file-entry manifest:full-path="Pictures/10000000000003200000025819812F21.png" manifest:media-type="image/png"/>
  <manifest:file-entry manifest:full-path="Pictures/1000000000000320000002581B42268A.png" manifest:media-type="image/png"/>
  <manifest:file-entry manifest:full-path="Pictures/100000000000032000000258386DF587.png" manifest:media-type="image/png"/>
  <manifest:file-entry manifest:full-path="Pictures/10000000000003200000025871EEE600.png" manifest:media-type="image/png"/>
  <manifest:file-entry manifest:full-path="Pictures/100000000000031A00000253D1D24142.png" manifest:media-type="image/png"/>
  <manifest:file-entry manifest:full-path="Pictures/1000000000000500000003B1519E51C4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Arial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to_20_sem_20_preenchimento_20_nem_20_linha">
      <style:graphic-properties draw:textarea-vertical-align="middle" draw:ole-draw-aspect="1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8.294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title">
      <style:graphic-properties fo:min-height="2.419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UC Goiás - Lucas Salvino de Dues</presentation:footer-decl>
      <draw:page draw:name="page1" draw:style-name="dp1" draw:master-page-name="lyt-roundedrect" presentation:presentation-page-layout-name="AL1T0" presentation:use-footer-name="ftr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ariáveis de Demanda</text:p>
          </draw:text-box>
        </draw:frame>
        <draw:frame presentation:style-name="pr2" draw:layer="layout" svg:width="22.6cm" svg:height="8.294cm" svg:x="1.3cm" svg:y="3.8cm" presentation:class="subtitle" presentation:user-transformed="true">
          <draw:text-box>
            <text:p>Engenharia de tráfego – Teoria do Fluxo de Tráfego</text:p>
          </draw:text-box>
        </draw:frame>
        <draw:frame draw:style-name="gr1" draw:layer="layout" svg:width="22.6cm" svg:height="0.962cm" svg:x="1.2cm" svg:y="12.4cm">
          <draw:text-box>
            <text:p text:style-name="P1">GP Computação Aplicada à Desenvolvimento e Planejamento</text:p>
          </draw:text-box>
        </draw:frame>
        <draw:frame draw:style-name="gr2" draw:layer="layout" svg:width="4.8cm" svg:height="0.962cm" svg:x="19.2cm" svg:y="16cm">
          <draw:text-box>
            <text:p>Páginas: 4 à 5.</text:p>
          </draw:text-box>
        </draw:frame>
        <draw:frame draw:style-name="gr3" draw:text-style-name="P1" draw:layer="layout" svg:width="1.999cm" svg:height="0.999cm" svg:x="13.005cm" svg:y="9.9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 presentation:use-footer-name="ftr1">
        <draw:frame presentation:style-name="pr4" draw:layer="layout" svg:width="23cm" svg:height="3.506cm" svg:x="1cm" svg:y="0.837cm" presentation:class="title">
          <draw:text-box>
            <text:p>Sumário</text:p>
          </draw:text-box>
        </draw:frame>
        <draw:frame presentation:style-name="pr5" draw:text-style-name="P2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Variáveis de Demanda</text:span></text:p>
              </text:list-item>
              <text:list-item>
                <text:p text:style-name="P2"><text:span text:style-name="T1">Demanda por Deslocamento</text:span></text:p>
                <text:list>
                  <text:list-item>
                    <text:p text:style-name="P2"><text:span text:style-name="T1">Volume de Tráfego</text:span></text:p>
                  </text:list-item>
                  <text:list-item>
                    <text:p text:style-name="P2"><text:span text:style-name="T1">Fluxo de tráfego</text:span></text:p>
                  </text:list-item>
                  <text:list-item>
                    <text:p text:style-name="P2"><text:span text:style-name="T1">Demanda</text:span></text:p>
                  </text:list-item>
                </text:list>
              </text:list-item>
              <text:list-item>
                <text:p text:style-name="P2"><text:span text:style-name="T1">Outras demanda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 presentation:use-footer-name="ftr1">
        <draw:frame presentation:style-name="pr4" draw:layer="layout" svg:width="23cm" svg:height="3.506cm" svg:x="1cm" svg:y="0.837cm" presentation:class="title">
          <draw:text-box>
            <text:list text:style-name="L1">
              <text:list-header>
                <text:p><text:span text:style-name="T1">Variáveis de Demanda</text:span></text:p>
              </text:list-header>
            </text:list>
          </draw:text-box>
        </draw:frame>
        <draw:frame presentation:style-name="pr5" draw:text-style-name="P3" draw:layer="layout" svg:width="22.6cm" svg:height="12.18cm" svg:x="1.4cm" svg:y="4.914cm" presentation:class="outline">
          <draw:text-box>
            <text:list text:style-name="L3">
              <text:list-item>
                <text:p text:style-name="P3"><text:span text:style-name="T2">Artefatos utilizados para determinar aspectos de </text:span><text:span text:style-name="T2">demanda para utilização de determinado </text:span><text:span text:style-name="T2">recurso.</text:span></text:p>
                <text:list>
                  <text:list-item>
                    <text:p text:style-name="P3"><text:span text:style-name="T2">Em rotas, um recurso pode ser: uma via, </text:span><text:span text:style-name="T2">tempo, combustível, etc. Ou uma </text:span><text:span text:style-name="T2">combinação deles.</text:span></text:p>
                  </text:list-item>
                </text:list>
              </text:list-item>
              <text:list-item>
                <text:p text:style-name="P3"><text:span text:style-name="T2">Demanda: Caracteriza-se pela solicitação de </text:span><text:span text:style-name="T2">utilização de determinado recurs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 presentation:use-footer-name="ftr1">
        <draw:frame presentation:style-name="pr7" draw:layer="layout" svg:width="23cm" svg:height="2.419cm" svg:x="1.046cm" svg:y="0.381cm" presentation:class="title" presentation:user-transformed="true">
          <draw:text-box>
            <text:list text:style-name="L1">
              <text:list-header>
                <text:p><text:span text:style-name="T1">Demanda por Deslocamento</text:span></text:p>
              </text:list-header>
            </text:list>
          </draw:text-box>
        </draw:frame>
        <draw:frame presentation:style-name="pr5" draw:layer="layout" svg:width="22.6cm" svg:height="12.18cm" svg:x="1.4cm" svg:y="4.2cm" presentation:class="outline" presentation:user-transformed="true">
          <draw:text-box>
            <text:list text:style-name="L3">
              <text:list-item>
                <text:p>Número <text:s text:c="5"/>de solicitações ao recurso por intervalo de tempo <text:s text:c="2"/>.</text:p>
              </text:list-item>
            </text:list>
          </draw:text-box>
        </draw:frame>
        <draw:frame draw:style-name="gr1" draw:layer="layout" svg:width="14.2cm" svg:height="1.276cm" svg:x="0.6cm" svg:y="2.124cm">
          <draw:text-box>
            <text:list text:style-name="L2">
              <text:list-item>
                <text:list>
                  <text:list-header>
                    <text:p><text:span text:style-name="T1">Volume de Tráfego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.195cm" svg:height="0.974cm" svg:x="7.2cm" svg:y="4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795cm" svg:height="0.911cm" svg:x="13.305cm" svg:y="5.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23.2cm" svg:height="0.962cm" svg:x="0.6cm" svg:y="7.6cm">
          <draw:text-box>
            <text:p>Para unidade igual a Hora temos:</text:p>
          </draw:text-box>
        </draw:frame>
        <draw:frame draw:style-name="gr3" draw:text-style-name="P1" draw:layer="layout" svg:width="7.046cm" svg:height="4.431cm" svg:x="8.691cm" svg:y="9.06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7cm" svg:height="1.673cm" svg:x="0.8cm" svg:y="13.8cm">
          <draw:text-box>
            <text:p>Onde:</text:p>
            <text:p/>
          </draw:text-box>
        </draw:frame>
        <draw:frame draw:style-name="gr3" draw:text-style-name="P1" draw:layer="layout" svg:width="16.1cm" svg:height="1.02cm" svg:x="1.305cm" svg:y="14.99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3cm" svg:height="1.02cm" svg:x="1.405cm" svg:y="16.29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 presentation:use-footer-name="ftr1">
        <draw:frame presentation:style-name="pr7" draw:layer="layout" svg:width="23cm" svg:height="2.419cm" svg:x="1.046cm" svg:y="0.381cm" presentation:class="title" presentation:user-transformed="true">
          <draw:text-box>
            <text:list text:style-name="L1">
              <text:list-header>
                <text:p><text:span text:style-name="T1">Demanda por Deslocamento</text:span></text:p>
              </text:list-header>
            </text:list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Taxa de passagem de solicitações (q)</text:p>
              </text:list-item>
            </text:list>
          </draw:text-box>
        </draw:frame>
        <draw:frame draw:style-name="gr1" draw:layer="layout" svg:width="14.2cm" svg:height="1.276cm" svg:x="0.6cm" svg:y="2.124cm">
          <draw:text-box>
            <text:list text:style-name="L2">
              <text:list-item>
                <text:list>
                  <text:list-header>
                    <text:p><text:span text:style-name="T1">Fluxo de Tráfego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9.2cm" svg:height="4.163cm" svg:x="2.6cm" svg:y="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 presentation:use-footer-name="ftr1">
        <draw:frame presentation:style-name="pr7" draw:layer="layout" svg:width="23cm" svg:height="2.419cm" svg:x="1.046cm" svg:y="0.381cm" presentation:class="title" presentation:user-transformed="true">
          <draw:text-box>
            <text:list text:style-name="L1">
              <text:list-header>
                <text:p><text:span text:style-name="T1">Demanda por Deslocamento</text:span></text:p>
              </text:list-header>
            </text:list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Volume, fluxo: Demandas realmente atendidas.</text:p>
              </text:list-item>
              <text:list-item>
                <text:p>Demanda: Solicitações ao recurso.</text:p>
              </text:list-item>
              <text:list-item>
                <text:p>Limitação de capacidade: Formação de Filas:</text:p>
              </text:list-item>
            </text:list>
          </draw:text-box>
        </draw:frame>
        <draw:frame draw:style-name="gr5" draw:layer="layout" svg:width="16.8cm" svg:height="2.301cm" svg:x="0.6cm" svg:y="2.124cm">
          <draw:text-box>
            <text:list text:style-name="L2">
              <text:list-item>
                <text:list>
                  <text:list-header>
                    <text:p><text:span text:style-name="T1">Demanda – Definições - Exempl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 presentation:use-footer-name="ftr1">
        <draw:frame presentation:style-name="pr7" draw:layer="layout" svg:width="23cm" svg:height="2.419cm" svg:x="1.046cm" svg:y="0.381cm" presentation:class="title" presentation:user-transformed="true">
          <draw:text-box>
            <text:list text:style-name="L1">
              <text:list-header>
                <text:p><text:span text:style-name="T1">Demanda por Deslocamento</text:span></text:p>
              </text:list-header>
            </text:list>
          </draw:text-box>
        </draw:frame>
        <draw:frame draw:style-name="gr3" draw:layer="layout" svg:width="9.4cm" svg:height="1.686cm" svg:x="1.4cm" svg:y="4.914cm" presentation:class="object" presentation:user-transformed="true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16.8cm" svg:height="2.301cm" svg:x="0.6cm" svg:y="2.124cm">
          <draw:text-box>
            <text:list text:style-name="L2">
              <text:list-item>
                <text:list>
                  <text:list-header>
                    <text:p><text:span text:style-name="T1">Demanda – Formação de Filas</text:span></text:p>
                  </text:list-header>
                </text:list>
              </text:list-item>
            </text:list>
          </draw:text-box>
        </draw:frame>
        <draw:frame draw:style-name="gr6" draw:layer="layout" svg:width="2.229cm" svg:height="0.962cm" svg:x="1cm" svg:y="7.4cm">
          <draw:text-box>
            <text:p>Onde:</text:p>
          </draw:text-box>
        </draw:frame>
        <draw:frame draw:style-name="gr3" draw:text-style-name="P1" draw:layer="layout" svg:width="6.994cm" svg:height="0.47cm" svg:x="3.2cm" svg:y="9.99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9.6cm" svg:height="3.806cm" svg:x="1.4cm" svg:y="9.4cm">
          <draw:text-box>
            <text:p>Q = Fluxo de Demanda</text:p>
            <text:p>C = Capacidade</text:p>
            <text:p>q = fluxo observado</text:p>
            <text:p><text:s text:c="3"/>= Fila inicial</text:p>
            <text:p><text:s text:c="3"/>= Tamanho da Fila</text:p>
          </draw:text-box>
        </draw:frame>
        <draw:frame draw:style-name="gr3" draw:text-style-name="P1" draw:layer="layout" svg:width="1.2cm" svg:height="1cm" svg:x="1.305cm" svg:y="12.19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.1cm" svg:height="0.9cm" svg:x="1.405cm" svg:y="11.59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 presentation:use-footer-name="ftr1">
        <draw:frame presentation:style-name="pr4" draw:layer="layout" svg:width="23cm" svg:height="3.506cm" svg:x="1cm" svg:y="0.837cm" presentation:class="title">
          <draw:text-box>
            <text:p>Outras Demanda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udo apresentado até aqui pode ser aplicado à várias atividades da rotina:</text:p>
                <text:list>
                  <text:list-item>
                    <text:p>Ponto de ônibus,</text:p>
                  </text:list-item>
                  <text:list-item>
                    <text:p>Travessia de pedestre,</text:p>
                  </text:list-item>
                  <text:list-item>
                    <text:p>Fluxos de veículos,</text:p>
                  </text:list-item>
                  <text:list-item>
                    <text:p>Atendimentos em caixas,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Arial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ABSTRACT-MoebiusStrip_5f_1280x1024" draw:display-name="ABSTRACT-MoebiusStrip_1280x1024" xlink:href="Pictures/1000000000000500000003B1519E51C4.png" xlink:type="simple" xlink:show="embed" xlink:actuate="onLoad"/>
    <draw:fill-image draw:name="aqua1" xlink:href="Pictures/100000000000031A00000253D1D24142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lightwave_5f_in_5f_motion_5f_fullscreen_5f_www" draw:display-name="lightwave_in_motion_fullscreen_www" xlink:href="Pictures/1000000000000675000004D8E71CA52A.png" xlink:type="simple" xlink:show="embed" xlink:actuate="onLoad"/>
    <draw:fill-image draw:name="metal_5f_motion_5f_1280x1024" draw:display-name="metal_motion_1280x1024" xlink:href="Pictures/10000000000005000000040065312134.png" xlink:type="simple" xlink:show="embed" xlink:actuate="onLoad"/>
    <draw:fill-image draw:name="rectangles3" xlink:href="Pictures/1000000000000320000002581B42268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asSalvino </meta:initial-creator>
    <meta:creation-date>2017-07-17T20:12:28.842145109</meta:creation-date>
    <dc:date>2017-07-17T22:28:03.715994040</dc:date>
    <dc:creator>LucasSalvino </dc:creator>
    <meta:editing-duration>PT1H4M36S</meta:editing-duration>
    <meta:editing-cycles>1</meta:editing-cycles>
    <meta:document-statistic meta:object-count="84"/>
    <meta:generator>LibreOffice/4.3.3.2$Linux_X86_64 LibreOffice_project/430m0$Build-2</meta:generator>
  </office:meta>
</office:document-meta>
</file>

<file path=Object 1/content.xml><?xml version="1.0" encoding="utf-8"?>
<math xmlns="http://www.w3.org/1998/Math/MathML" display="block">
  <semantics>
    <mmultiscripts>
      <mi>N</mi>
      <mprescripts/>
      <mi>T</mi>
      <none/>
    </mmultiscripts>
    <annotation encoding="StarMath 5.0">N lsub{T} </annotation>
  </semantics>
</math>
</file>

<file path=Object 10/content.xml><?xml version="1.0" encoding="utf-8"?>
<math xmlns="http://www.w3.org/1998/Math/MathML" display="block">
  <semantics>
    <msub>
      <mi>n</mi>
      <mn>0</mn>
    </msub>
    <annotation encoding="StarMath 5.0">n_{0}
</annotation>
  </semantics>
</math>
</file>

<file path=Object 1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row>
      <mover accent="true">
        <mi>h</mi>
        <mo stretchy="false">¯</mo>
      </mover>
      <mo stretchy="false">=</mo>
      <mfrac>
        <mn>3600</mn>
        <mfrac>
          <mmultiscripts>
            <mi>N</mi>
            <mprescripts/>
            <mi>T</mi>
            <none/>
          </mmultiscripts>
          <mi>h</mi>
        </mfrac>
      </mfrac>
    </mrow>
    <annotation encoding="StarMath 5.0">bar h = {3600} over {{ N lsub{T} }over{h}} </annotation>
  </semantics>
</math>
</file>

<file path=Object 4/content.xml><?xml version="1.0" encoding="utf-8"?>
<math xmlns="http://www.w3.org/1998/Math/MathML" display="block">
  <semantics>
    <mrow>
      <mrow>
        <mover accent="true">
          <mi>h</mi>
          <mo stretchy="false">¯</mo>
        </mover>
        <mo stretchy="false">=</mo>
        <mi mathvariant="italic">Volume</mi>
      </mrow>
      <mi mathvariant="italic">de</mi>
      <mi mathvariant="italic">Tráfego</mi>
      <mi>,</mi>
      <mi mathvariant="italic">dado</mi>
      <mi mathvariant="italic">em</mi>
      <mi mathvariant="italic">segundos</mi>
    </mrow>
    <annotation encoding="StarMath 5.0">bar h = Volume de Tráfego, dado em segundos</annotation>
  </semantics>
</math>
</file>

<file path=Object 5/content.xml><?xml version="1.0" encoding="utf-8"?>
<math xmlns="http://www.w3.org/1998/Math/MathML" display="block">
  <semantics>
    <mrow>
      <mrow>
        <mi>h</mi>
        <mo stretchy="false">=</mo>
        <mi mathvariant="italic">tempo</mi>
      </mrow>
      <mi mathvariant="italic">em</mi>
      <mi mathvariant="italic">horas</mi>
      <mi mathvariant="italic">observado</mi>
    </mrow>
    <annotation encoding="StarMath 5.0">h = tempo em horas observado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 mathvariant="italic">solicitaçõs</mi>
            <mo stretchy="false">/</mo>
            <mi mathvariant="italic">tempo</mi>
          </mrow>
        </mrow>
        <mo fence="true" stretchy="false">)</mo>
      </mrow>
      <mo stretchy="false">=</mo>
      <msub>
        <mi>q</mi>
        <mi>t</mi>
      </msub>
      <mo stretchy="false">=</mo>
      <mfrac>
        <mrow>
          <mi mathvariant="italic">Nº</mi>
          <mi mathvariant="italic">solicitações</mi>
        </mrow>
        <mi mathvariant="italic">duração</mi>
      </mfrac>
      <mo stretchy="false">=</mo>
      <mfrac>
        <mmultiscripts>
          <mi>N</mi>
          <mprescripts/>
          <mi>T</mi>
          <none/>
        </mmultiscripts>
        <mi>T</mi>
      </mfrac>
    </mrow>
    <annotation encoding="StarMath 5.0">(solicitaçõs/tempo) = q_{t} = {Nº solicitações} over {duração} = { N lsub{T} } over {T} </annotation>
  </semantics>
</math>
</file>

<file path=Object 7/content.xml><?xml version="1.0" encoding="utf-8"?>
<math xmlns="http://www.w3.org/1998/Math/MathML" display="block">
  <semantics>
    <mrow>
      <mrow>
        <msub>
          <mi>n</mi>
          <mi>t</mi>
        </msub>
        <mo stretchy="false">=</mo>
        <mrow>
          <msub>
            <mi>n</mi>
            <mn>0</mn>
          </msub>
          <mo stretchy="false">+</mo>
          <mrow>
            <mo fence="true" stretchy="false">(</mo>
            <mrow>
              <mrow>
                <mi>Q</mi>
                <mo stretchy="false">−</mo>
                <mi>q</mi>
              </mrow>
            </mrow>
            <mo fence="true" stretchy="false">)</mo>
          </mrow>
        </mrow>
      </mrow>
      <mn>.</mn>
      <mi>t</mi>
      <mi>,</mi>
      <mrow>
        <mi>q</mi>
        <mo stretchy="false">≤</mo>
        <mi>C</mi>
      </mrow>
    </mrow>
    <annotation encoding="StarMath 5.0">n_{t} = n_{0}+(Q-q).t , q &lt;= C 
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sub>
      <mi>n</mi>
      <mi>t</mi>
    </msub>
    <annotation encoding="StarMath 5.0">n_{t}
</annotation>
  </semantics>
</math>
</file>